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0" office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1" office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1" office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1" office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1" office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0" office:value-type="string">
            <text:p>Data d'implementació</text:p>
          </table:table-cell>
          <table:table-cell table:style-name="ce10" office:value-type="string">
            <text:p>Difference between estimated and real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3-29">
            <text:p>29/03/2019</text:p>
          </table:table-cell>
          <table:table-cell table:style-name="ce12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1" office:value-type="date" office:date-value="2019-04-01">
            <text:p>01/04/2019</text:p>
          </table:table-cell>
          <table:table-cell table:style-name="ce11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1" office:value-type="date" office:date-value="2019-04-04">
            <text:p>04/04/2019</text:p>
          </table:table-cell>
          <table:table-cell table:style-name="ce11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4-04">
            <text:p>04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1" office:value-type="date" office:date-value="2019-04-08">
            <text:p>08/04/2019</text:p>
          </table:table-cell>
          <table:table-cell table:style-name="ce11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2" office:value-type="date" office:date-value="2019-04-13">
            <text:p>13/04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4-10">
            <text:p>10/04/19</text:p>
          </table:table-cell>
          <table:table-cell table:style-name="ce13" office:value-type="string">
            <text:p>0:3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14">
            <text:p>14/04/19</text:p>
          </table:table-cell>
          <table:table-cell table:style-name="ce14" office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3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6">
            <text:p>06/04/2019</text:p>
          </table:table-cell>
          <table:table-cell table:style-name="ce12" office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-3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12">
            <text:p>12/04/2019</text:p>
          </table:table-cell>
          <table:table-cell table:style-name="ce12" office:value-type="string">
            <text:p>-0:10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2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number-columns-repeated="2" table:style-name="ce4" office:value-type="string">
            <text:p>3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0:4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4" office:value-type="date" office:date-value="2019-04-16">
            <text:p>16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6">
            <text:p>16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0:30 h</text:p>
          </table:table-cell>
          <table:table-cell table:style-name="ce13" office:value-type="date" office:date-value="2019-04-17">
            <text:p>17/04/19</text:p>
          </table:table-cell>
          <table:table-cell table:style-name="ce13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number-columns-repeated="2" table:style-name="ce4" office:value-type="string">
            <text:p>3 h</text:p>
          </table:table-cell>
          <table:table-cell table:style-name="ce13" office:value-type="date" office:date-value="2019-04-18">
            <text:p>18/04/19</text:p>
          </table:table-cell>
          <table:table-cell table:style-name="ce13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18">
            <text:p>18/04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19">
            <text:p>19/04/2019</text:p>
          </table:table-cell>
          <table:table-cell table:style-name="ce12" office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-1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2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3" office:value-type="date" office:date-value="2019-04-25">
            <text:p>25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22">
            <text:p>22/04/19</text:p>
          </table:table-cell>
          <table:table-cell table:style-name="ce14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3" office:value-type="date" office:date-value="2019-04-26">
            <text:p>26/04/19</text:p>
          </table:table-cell>
          <table:table-cell table:style-name="ce13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3" office:value-type="date" office:date-value="2019-04-27">
            <text:p>27/04/19</text:p>
          </table:table-cell>
          <table:table-cell table:style-name="ce13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5-07">
            <text:p>07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9" office:value-type="string">
            <text:p>0:45 h</text:p>
          </table:table-cell>
          <table:table-cell table:style-name="ce13" office:value-type="date" office:date-value="2019-05-08">
            <text:p>08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4" office:value-type="date" office:date-value="2019-05-11">
            <text:p>11/05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5-11">
            <text:p>11/05/19</text:p>
          </table:table-cell>
          <table:table-cell table:style-name="ce13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3" office:value-type="date" office:date-value="2019-05-12">
            <text:p>12/05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4" office:value-type="date" office:date-value="2019-05-19">
            <text:p>19/05/19</text:p>
          </table:table-cell>
          <table:table-cell table:style-name="ce14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4" office:value-type="date" office:date-value="2010-05-17">
            <text:p>17/05/10</text:p>
          </table:table-cell>
          <table:table-cell table:style-name="ce14" office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close standing and crouching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5 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Dhalsim Timers (all 6 normals, all 6 cr-normals)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4h</text:p>
          </table:table-cell>
          <table:table-cell table:style-name="ce14" office:value-type="date" office:date-value="2019-05-20">
            <text:p>20/05/19</text:p>
          </table:table-cell>
          <table:table-cell table:style-name="ce14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almost all remaining Dhalsim Timers</text:p>
          </table:table-cell>
          <table:table-cell table:style-name="ce4" office:value-type="string">
            <text:p>Adrià</text:p>
          </table:table-cell>
          <table:table-cell table:number-columns-repeated="2" table:style-name="ce4" office:value-type="string">
            <text:p>4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/ implementing Dhalsim specials and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7 h</text:p>
          </table:table-cell>
          <table:table-cell table:style-name="ce5" office:value-type="string">
            <text:p>6 h</text:p>
          </table:table-cell>
          <table:table-cell table:style-name="ce14" office:value-type="date" office:date-value="2019-05-21">
            <text:p>21/05/19</text:p>
          </table:table-cell>
          <table:table-cell table:style-name="ce14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puts 8 direccion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10 h</text:p>
          </table:table-cell>
          <table:table-cell table:style-name="ce14" office:value-type="date" office:date-value="2019-05-16">
            <text:p>16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Preparar caja estados para golpes medium, fierce y defender de pie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7h</text:p>
          </table:table-cell>
          <table:table-cell table:style-name="ce13" office:value-type="date" office:date-value="2019-05-06">
            <text:p>06/05/19</text:p>
          </table:table-cell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 Dhalsim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2:45 h</text:p>
          </table:table-cell>
          <table:table-cell table:style-name="ce13" office:value-type="date" office:date-value="2019-05-21">
            <text:p>21/05/19</text:p>
          </table:table-cell>
          <table:table-cell table:style-name="ce13" office:value-type="string">
            <text:p>1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rreglar saltos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h</text:p>
          </table:table-cell>
          <table:table-cell table:style-name="ce14" office:value-type="date" office:date-value="2019-05-22">
            <text:p>22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pushback decent state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2h</text:p>
          </table:table-cell>
          <table:table-cell table:style-name="ce9" office:value-type="string">
            <text:p>4h</text:p>
          </table:table-cell>
          <table:table-cell table:style-name="ce13" office:value-type="date" office:date-value="2019-05-22">
            <text:p>22/05/19</text:p>
          </table:table-cell>
          <table:table-cell table:style-name="ce13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nding logic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h</text:p>
          </table:table-cell>
          <table:table-cell table:style-name="ce14" office:value-type="date" office:date-value="2019-05-23">
            <text:p>23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iscelanious Dhalsim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:30 h</text:p>
          </table:table-cell>
          <table:table-cell table:style-name="ce5" office:value-type="string">
            <text:p>2 h</text:p>
          </table:table-cell>
          <table:table-cell table:style-name="ce14" office:value-type="date" office:date-value="2019-05-23">
            <text:p>23/05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Shadows implementation and ripping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2:50 h</text:p>
          </table:table-cell>
          <table:table-cell table:style-name="ce13" office:value-type="date" office:date-value="2019-05-27">
            <text:p>27/05/19</text:p>
          </table:table-cell>
          <table:table-cell table:style-name="ce13" office:value-type="string">
            <text:p>-0:5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ont creation + misc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3h</text:p>
          </table:table-cell>
          <table:table-cell table:style-name="ce6" office:value-type="string">
            <text:p>4:30h</text:p>
          </table:table-cell>
          <table:table-cell table:style-name="ce15" office:value-type="date" office:date-value="2019-05-27">
            <text:p>27/05/19</text:p>
          </table:table-cell>
          <table:table-cell table:style-name="ce6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77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6" table:number-rows-repeated="10483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27/05/2019</text:date>, <text:time>21:23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Adrià Serrano López</dc:creator>
    <dc:date>2019-05-27T21:23:58.66</dc:date>
    <meta:editing-cycles>66</meta:editing-cycles>
    <meta:editing-duration>PT7H26M59S</meta:editing-duration>
    <meta:document-statistic meta:table-count="1" meta:cell-count="641" meta:object-count="0"/>
  </office:meta>
</office:document-meta>
</file>